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448.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9997.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7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3.21pt" draw:z-index="4" draw:style-name="gr3" draw:text-style-name="P3" svg:width="39.74pt" svg:height="15.05pt" svg:x="22.08pt" svg:y="20.58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4pt" draw:z-index="5" draw:style-name="gr3" draw:text-style-name="P3" svg:width="39.49pt" svg:height="15.05pt" svg:x="64.26pt" svg:y="17.77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3">00/00/0000</text:date>, <text:time style:data-style-name="N2" text:time-value="11:28:25.0404440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03T11:29:08.726109492</dc:date>
    <meta:editing-duration>P75DT6H45M25S</meta:editing-duration>
    <meta:editing-cycles>3015</meta:editing-cycles>
    <meta:generator>LibreOffice/5.1.6.2$Linux_X86_64 LibreOffice_project/10m0$Build-2</meta:generator>
    <meta:document-statistic meta:table-count="3" meta:cell-count="527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